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84000005D85BC4CEBC60486531.png" manifest:media-type="image/png"/>
  <manifest:file-entry manifest:full-path="Pictures/1000020100000694000005F432513036B4C0CB8F.png" manifest:media-type="image/png"/>
  <manifest:file-entry manifest:full-path="Pictures/100002010000068C000005F806F1B2AF6AE5E0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74cm" svg:height="5.72cm" svg:x="1.248cm" svg:y="3.2cm">
          <draw:image xlink:href="Pictures/100002010000068C000005F806F1B2AF6AE5E0E5.png" xlink:type="simple" xlink:show="embed" xlink:actuate="onLoad" loext:mime-type="image/png">
            <text:p/>
          </draw:image>
        </draw:frame>
        <draw:frame draw:style-name="gr1" draw:text-style-name="P1" draw:layer="layout" svg:width="6.08cm" svg:height="5.503cm" svg:x="7.52cm" svg:y="3.3cm">
          <draw:image xlink:href="Pictures/1000020100000694000005F432513036B4C0CB8F.png" xlink:type="simple" xlink:show="embed" xlink:actuate="onLoad" loext:mime-type="image/png">
            <text:p/>
          </draw:image>
        </draw:frame>
        <draw:frame draw:style-name="gr1" draw:text-style-name="P1" draw:layer="layout" svg:width="6.113cm" svg:height="5.483cm" svg:x="13.7cm" svg:y="3.417cm">
          <draw:image xlink:href="Pictures/1000020100000684000005D85BC4CEBC6048653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3T17:25:34.170451158</meta:creation-date>
    <dc:date>2025-08-23T19:57:42.277142888</dc:date>
    <meta:editing-duration>PT14M2S</meta:editing-duration>
    <meta:editing-cycles>4</meta:editing-cycles>
    <meta:generator>LibreOffice/6.4.7.2$Linux_X86_64 LibreOffice_project/40$Build-2</meta:generator>
    <meta:document-statistic meta:object-count="3"/>
  </office:meta>
</office:document-meta>
</file>